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Meetings Plan</text:h>
      <text:p text:style-name="Text_20_body"/>
      <text:p text:style-name="Text_20_body">As agreed on the first presential meetings, the team met initially remotely each week on mondays on 18 o'clock according to the UTC<text:note text:id="ftn1" text:note-class="footnote"><text:note-citation>1</text:note-citation><text:note-body><text:p text:style-name="Footnote">http://en.wikipedia.org/wiki/Coordinated_Universal_Time</text:p></text:note-body></text:note>-0 time zone. Each meeting would last from fifty minutes to two hours if necessary.</text:p>
      <text:p text:style-name="Text_20_body">During the requirements gathering and development stages of the project, the topics in each meeting discussed by each package members, were the in the following list:</text:p>
      <text:list xml:id="list1032900122" text:style-name="L1">
        <text:list-item>
          <text:p text:style-name="P1">Report last week's activity</text:p>
        </text:list-item>
        <text:list-item>
          <text:p text:style-name="P1">Plan next week's activity</text:p>
        </text:list-item>
        <text:list-item>
          <text:p text:style-name="P1">Express difficulties and problems encountered, but not solve them right away</text:p>
        </text:list-item>
      </text:list>
      <text:p text:style-name="Text_20_body">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p text:style-name="Text_20_body">The next sections describe the tools used to communicate between team members.</text:p>
      <text:h text:style-name="Heading_20_3" text:outline-level="3">Adobe Connect</text:h>
      <text:p text:style-name="Text_20_body">This proprietary platform allowed team members to communicate with each other through live text, video and voice chat. Most meetings where held in this platform.</text:p>
      <text:p text:style-name="Text_20_body">The application also allowed the team members to share a computer screen to better explain an issue or expose a better alternative during the decision making.</text:p>
      <text:p text:style-name="Text_20_body">The interoperability of this platform was enough to communicate through various systems.</text:p>
      <text:h text:style-name="Heading_20_3" text:outline-level="3">Mailing Lists</text:h>
      <text:p text:style-name="Text_20_body"><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Text_20_body">In terms of interoperability, using email messages were enough if the team couldn't use live text chat and using the mailing list provided a way to use the emails like a forum.</text:p>
      <text:h text:style-name="Heading_20_3" text:outline-level="3">IRC</text:h>
      <text:p text:style-name="Text_20_body">If by some reason Adobe Connect wasn't available to some team members, the team would use an IRC channel created by the team to hold extra meetings – mostly integration meetings. It provided an online interface<text:note text:id="ftn0" text:note-class="footnote"><text:note-citation>2</text:note-citation><text:note-body><text:p text:style-name="Footnote">http://www.mibbit.com/</text:p></text:note-body></text:note> or the team member could use an IRC client.</text:p>
      <text:p text:style-name="Text_20_body">The interoperability was good if the team only needed text chat and the internet connection was slow.</text:p>
      <text:p text:style-name="Standard"/>
      <text:p text:style-name="Standard"/>
      <text:h text:style-name="Heading_20_3" text:outline-level="3"><text:soft-page-break/>Forum</text:h>
      <text:p text:style-name="Text_20_body">The SourceForge online platform also provided a private and a public forum, if for example, the team wanted to make a public conversation with the Blue Team or make a private poll about a certain topic.</text:p>
      <text:p text:style-name="Text_20_body"/>
      <text:h text:style-name="Heading_20_3" text:outline-level="3">Skype</text:h>
      <text:p text:style-name="Text_20_body">This proprietary software<text:note text:id="ftn2" text:note-class="footnote"><text:note-citation>3</text:note-citation><text:note-body><text:p text:style-name="Footnote">http://www.skype.com/</text:p></text:note-body></text:note> was seldom used between two team members for private or more hands-on conversation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8T18:03:56</dc:date>
    <meta:generator>LibreOffice/3.4$Unix LibreOffice_project/340m1$Build-12</meta:generator>
    <meta:editing-duration>PT44M52S</meta:editing-duration>
    <meta:editing-cycles>21</meta:editing-cycles>
    <meta:document-statistic meta:table-count="0" meta:image-count="0" meta:object-count="0" meta:page-count="2" meta:paragraph-count="1" meta:word-count="421" meta:character-count="2575" meta:non-whitespace-character-count="2185"/>
  </office:meta>
</office:document-meta>
</file>